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A00000043463A4A9AE4B1D1C3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6cm 1.006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24cm" svg:y="8.37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6cm" svg:y="9.006cm">
          <draw:image xlink:href="Pictures/100000000000025800000258AD6E956EC5BE94BB.png" xlink:type="simple" xlink:show="embed" xlink:actuate="onLoad">
            <text:p/>
          </draw:image>
        </draw:frame>
        <draw:frame draw:style-name="gr4" draw:text-style-name="P1" draw:layer="layout" svg:width="0.7cm" svg:height="0.8cm" svg:x="11cm" svg:y="9cm">
          <draw:image xlink:href="Pictures/100002010000003A00000043463A4A9AE4B1D1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9:04:50.157149157</meta:creation-date>
    <dc:date>2019-02-19T19:05:24.423701583</dc:date>
    <meta:editing-duration>PT34S</meta:editing-duration>
    <meta:editing-cycles>1</meta:editing-cycles>
    <meta:document-statistic meta:object-count="4"/>
    <meta:generator>LibreOffice/5.1.6.2$Linux_X86_64 LibreOffice_project/10m0$Build-2</meta:generator>
  </office:meta>
</office:document-meta>
</file>